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MethodTests.getNameReturn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MethodTests.toMethodReferenceWithStat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MethodTests.create( Consumer &lt; MethodSpec . Builder &gt;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MethodTests.generateMethodSpecWhenMethodNameIsChange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Tests.generateMethodSpecReturnsMethod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MethodTests.toMethodReferenceWithInstan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